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E572D24C5C625A9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068cm" fo:min-width="9.107cm"/>
    </style:style>
    <style:style style:name="gr3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068cm" fo:min-width="9.125cm"/>
    </style:style>
    <style:style style:name="gr4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068cm" fo:min-width="9.0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cm" svg:y="8.46cm">
          <draw:image xlink:href="Pictures/1000000000000500000002D0E572D24C5C625A92.jpg" xlink:type="simple" xlink:show="embed" xlink:actuate="onLoad" draw:mime-type="image/jpeg">
            <text:p/>
          </draw:image>
        </draw:frame>
        <draw:custom-shape draw:style-name="gr2" draw:text-style-name="P2" draw:layer="layout" svg:width="9.607cm" svg:height="0.318cm" svg:x="6.315cm" svg:y="10.9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5cm" svg:height="0.318cm" svg:x="6.297cm" svg:y="11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5cm" svg:height="0.318cm" svg:x="6.297cm" svg:y="12.1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25cm" svg:height="0.318cm" svg:x="6.297cm" svg:y="12.6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25cm" svg:height="0.318cm" svg:x="6.397cm" svg:y="13.2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25cm" svg:height="0.318cm" svg:x="6.397cm" svg:y="13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25cm" svg:height="0.318cm" svg:x="6.397cm" svg:y="14.3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25cm" svg:height="0.318cm" svg:x="6.397cm" svg:y="14.9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25cm" svg:height="0.318cm" svg:x="6.397cm" svg:y="15.4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5cm" svg:height="0.318cm" svg:x="6.297cm" svg:y="16.3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25cm" svg:height="0.318cm" svg:x="6.397cm" svg:y="16.9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5cm" svg:height="0.318cm" svg:x="6.297cm" svg:y="17.4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5cm" svg:height="0.318cm" svg:x="6.297cm" svg:y="18.04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3T15:18:25.791000000</dc:date>
    <meta:editing-duration>PT6M44S</meta:editing-duration>
    <meta:editing-cycles>1</meta:editing-cycles>
    <meta:document-statistic meta:object-count="14"/>
    <meta:generator>LibreOffice/7.3.4.2$Windows_X86_64 LibreOffice_project/728fec16bd5f605073805c3c9e7c4212a0120dc5</meta:generator>
  </office:meta>
</office:document-meta>
</file>